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700000315FA900AFB3FA7AC2C.png" manifest:media-type="image/png"/>
  <manifest:file-entry manifest:full-path="Pictures/10000201000005F100000311B3094EB4C6AD4B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text-properties style:font-name="Times" fo:font-size="12pt" fo:font-weight="bold" officeooo:rsid="000e0bca" officeooo:paragraph-rsid="000e0b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12pt" fo:font-weight="bold" officeooo:rsid="000e0bca" officeooo:paragraph-rsid="000e0bca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: Parmesh Vala <text:tab/><text:tab/><text:tab/>TYIT<text:tab/><text:tab/><text:tab/> <text:s text:c="21"/><text:tab/> <text:s text:c="9"/>Roll no : 47</text:p>
      <text:p text:style-name="P3">Experiment 2 </text:p>
      <text:p text:style-name="P1"/>
      <text:p text:style-name="P1"><draw:frame draw:style-name="fr2" draw:name="Image1" text:anchor-type="char" svg:width="17cm" svg:height="8.774cm" draw:z-index="0"><draw:image xlink:href="Pictures/10000201000005F100000311B3094EB4C6AD4BA4.png" xlink:type="simple" xlink:show="embed" xlink:actuate="onLoad" loext:mime-type="image/png"/></draw:frame><text:line-break/><draw:frame draw:style-name="fr1" draw:name="Image2" text:anchor-type="char" svg:x="-0.021cm" svg:y="9.239cm" svg:width="17cm" svg:height="8.782cm" draw:z-index="1"><draw:image xlink:href="Pictures/10000201000005F700000315FA900AFB3FA7AC2C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1T09:45:41.846840301</meta:creation-date>
    <dc:date>2025-01-21T09:47:55.523541440</dc:date>
    <meta:editing-duration>PT2M14S</meta:editing-duration>
    <meta:editing-cycles>1</meta:editing-cycles>
    <meta:document-statistic meta:table-count="0" meta:image-count="2" meta:object-count="0" meta:page-count="1" meta:paragraph-count="3" meta:word-count="11" meta:character-count="90" meta:non-whitespace-character-count="40"/>
    <meta:generator>LibreOffice/6.4.7.2$Linux_X86_64 LibreOffice_project/40$Build-2</meta:generator>
  </office:meta>
</office:document-meta>
</file>